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text-properties officeooo:paragraph-rsid="00172e16"/>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5"><text:a xlink:type="simple" xlink:href="#observations-on-emergent-elements-of-agency-within-cultural-activity" text:style-name="Internet_20_link" text:visited-style-name="Visited_20_Internet_20_Link"><text:span text:style-name="Definition">Observations on emergent elements of agency within cultural activity</text:span></text:a></text:p>
              <text:list text:style-name="L4">
                <text:list-item>
                  <text:p text:style-name="P7"><text:a xlink:type="simple" xlink:href="#planned-and-emergent-activity" text:style-name="Internet_20_link" text:visited-style-name="Visited_20_Internet_20_Link"><text:span text:style-name="Definition">Planned and emergent activity</text:span></text:a></text:p>
                </text:list-item>
                <text:list-item>
                  <text:p text:style-name="P7"><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5">
                    <text:list-item>
                      <text:p text:style-name="P8"><text:a xlink:type="simple" xlink:href="#summary-home-funds-and-rqs" text:style-name="Internet_20_link" text:visited-style-name="Visited_20_Internet_20_Link"><text:span text:style-name="Definition">Summary: Home Funds and RQs</text:span></text:a></text:p>
                    </text:list-item>
                  </text:list>
                </text:list-item>
                <text:list-item>
                  <text:p text:style-name="P7"><text:a xlink:type="simple" xlink:href="#observations-on-the-emerging-role-of-playtesting" text:style-name="Internet_20_link" text:visited-style-name="Visited_20_Internet_20_Link"><text:span text:style-name="Definition">Observations on the emerging role of playtesting</text:span></text:a></text:p>
                  <text:list text:style-name="L6">
                    <text:list-item>
                      <text:p text:style-name="P9"><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
                </text:list-item>
                <text:list-item>
                  <text:p text:style-name="P7"><text:a xlink:type="simple" xlink:href="#observations-on-emerging-flexible-design-practices" text:style-name="Internet_20_link" text:visited-style-name="Visited_20_Internet_20_Link"><text:span text:style-name="Definition">Observations on emerging flexible design practices</text:span></text:a></text:p>
                  <text:list text:style-name="L7">
                    <text:list-item>
                      <text:p text:style-name="P10"><text:a xlink:type="simple" xlink:href="#emergent-peer-learning-and-varied-working-practices" text:style-name="Internet_20_link" text:visited-style-name="Visited_20_Internet_20_Link"><text:span text:style-name="Definition">Emergent peer learning and varied working practices</text:span></text:a></text:p>
                    </text:list-item>
                    <text:list-item>
                      <text:p text:style-name="P10"><text:a xlink:type="simple" xlink:href="#observations-on-digitalgame-jamming" text:style-name="Internet_20_link" text:visited-style-name="Visited_20_Internet_20_Link"><text:span text:style-name="Definition">Observations on Digital/Game Jamming</text:span></text:a></text:p>
                    </text:list-item>
                    <text:list-item>
                      <text:p text:style-name="P10"><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section-one---on-the-above" text:style-name="Internet_20_link" text:visited-style-name="Visited_20_Internet_20_Link"><text:span text:style-name="Definition">Discussion section one - on the above</text:span></text:a></text:p>
              <text:list text:style-name="L8">
                <text:list-item>
                  <text:p text:style-name="P11"><text:a xlink:type="simple" xlink:href="#discussion-in-relation-to-other-research---beyond-design-cycle-stages" text:style-name="Internet_20_link" text:visited-style-name="Visited_20_Internet_20_Link"><text:span text:style-name="Definition">Discussion in relation to other research - beyond design cycle stages</text:span></text:a></text:p>
                </text:list-item>
                <text:list-item>
                  <text:p text:style-name="P11"><text:a xlink:type="simple" xlink:href="#the-interaction-of-emergent-flexible-deign-practices-and-the-collection-of-game-design-patterns" text:style-name="Internet_20_link" text:visited-style-name="Visited_20_Internet_20_Link"><text:span text:style-name="Definition">The interaction of emergent / flexible deign practices and the collection of Game Design Patterns</text:span></text:a></text:p>
                </text:list-item>
              </text:list>
            </text:list-item>
            <text:list-item>
              <text:p text:style-name="P5"><text:a xlink:type="simple" xlink:href="#on-the-drama-process" text:style-name="Internet_20_link" text:visited-style-name="Visited_20_Internet_20_Link"><text:span text:style-name="Definition">On the Drama Process</text:span></text:a></text:p>
              <text:list text:style-name="L9">
                <text:list-item>
                  <text:p text:style-name="P12"><text:a xlink:type="simple" xlink:href="#discussion-on-conflicts-associated-with-authenticity-of-audience" text:style-name="Internet_20_link" text:visited-style-name="Visited_20_Internet_20_Link"><text:span text:style-name="Definition">Discussion on conflicts associated with authenticity of audience</text:span></text:a></text:p>
                </text:list-item>
                <text:list-item>
                  <text:p text:style-name="P12"><text:a xlink:type="simple" xlink:href="#observations-on-use-of-side-missions-in-drama-process" text:style-name="Internet_20_link" text:visited-style-name="Visited_20_Internet_20_Link"><text:span text:style-name="Definition">Observations on use of side missions in drama process</text:span></text:a></text:p>
                  <text:list text:style-name="L10">
                    <text:list-item>
                      <text:p text:style-name="P13"><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
                </text:list-item>
                <text:list-item>
                  <text:p text:style-name="P12"><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item>
                  <text:p text:style-name="P12"><text:a xlink:type="simple" xlink:href="#discussion-on-making-types-and-process-drama-side-missions" text:style-name="Internet_20_link" text:visited-style-name="Visited_20_Internet_20_Link"><text:span text:style-name="Definition">Discussion on making types and process drama / side missions</text:span></text:a></text:p>
                </text:list-item>
                <text:list-item>
                  <text:p text:style-name="P12"><text:a xlink:type="simple" xlink:href="#discussion-on-drama-process-and-agency" text:style-name="Internet_20_link" text:visited-style-name="Visited_20_Internet_20_Link"><text:span text:style-name="Definition">Discussion on Drama Process and Agency</text:span></text:a></text:p>
                </text:list-item>
                <text:list-item>
                  <text:p text:style-name="P12"><text:a xlink:type="simple" xlink:href="#positive-affective-space-within-a-drama-process" text:style-name="Internet_20_link" text:visited-style-name="Visited_20_Internet_20_Link"><text:span text:style-name="Definition">Positive affective space within a drama process</text:span></text:a></text:p>
                  <text:list text:style-name="L11">
                    <text:list-item>
                      <text:p text:style-name="P14"><text:a xlink:type="simple" xlink:href="#reflection-on-reflecting-in-role" text:style-name="Internet_20_link" text:visited-style-name="Visited_20_Internet_20_Link"><text:span text:style-name="Definition">Reflection on reflecting in role</text:span></text:a></text:p>
                    </text:list-item>
                    <text:list-item>
                      <text:p text:style-name="P14"><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item>
                      <text:p text:style-name="P14"><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5"><text:a xlink:type="simple" xlink:href="#discussions-section-two---on-developing-agency" text:style-name="Internet_20_link" text:visited-style-name="Visited_20_Internet_20_Link"><text:span text:style-name="Definition">Discussions section two - on developing agency</text:span></text:a></text:p>
              <text:list text:style-name="L12">
                <text:list-item>
                  <text:p text:style-name="P15"><text:a xlink:type="simple" xlink:href="#relevant-existing-models-addressing-emergent-agency" text:style-name="Internet_20_link" text:visited-style-name="Visited_20_Internet_20_Link"><text:span text:style-name="Definition">Relevant existing models addressing emergent agency</text:span></text:a></text:p>
                  <text:list text:style-name="L13">
                    <text:list-item>
                      <text:p text:style-name="P16"><text:a xlink:type="simple" xlink:href="#affordances-and-anchors" text:style-name="Internet_20_link" text:visited-style-name="Visited_20_Internet_20_Link"><text:span text:style-name="Definition">Affordances and anchor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6"><text:a xlink:type="simple" xlink:href="#summary-on-metaphors-around-creating-space" text:style-name="Internet_20_link" text:visited-style-name="Visited_20_Internet_20_Link"><text:span text:style-name="Definition">Summary on metaphors around creating space</text:span></text:a></text:p>
                    </text:list-item>
                    <text:list-item>
                      <text:p text:style-name="P16"><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6"><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
            </text:list-item>
            <text:list-item>
              <text:p text:style-name="P5"><text:a xlink:type="simple" xlink:href="#discussion-on-agency-in-relation-to-authentic-tool-and-process-use" text:style-name="Internet_20_link" text:visited-style-name="Visited_20_Internet_20_Link"><text:span text:style-name="Definition">Discussion on agency in relation to authentic tool (and process) use</text:span></text:a></text:p>
              <text:list text:style-name="L14">
                <text:list-item>
                  <text:p text:style-name="P1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 text:style-name="L15">
                    <text:list-item>
                      <text:p text:style-name="P18"><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18"><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18"><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18"><text:a xlink:type="simple" xlink:href="#exploring-different-dimentions-of-agency-in-tool-use-using-the-concept-fo-dual-stimuation" text:style-name="Internet_20_link" text:visited-style-name="Visited_20_Internet_20_Link"><text:span text:style-name="Definition">Exploring different dimentions of agency in tool use (using the concept fo dual stimuation)</text:span></text:a></text:p>
                    </text:list-item>
                  </text:list>
                </text:list-item>
                <text:list-item>
                  <text:p text:style-name="P17"><text:a xlink:type="simple" xlink:href="#agency-in-response-to-a-series-of-second-stimuli" text:style-name="Internet_20_link" text:visited-style-name="Visited_20_Internet_20_Link"><text:span text:style-name="Definition">Agency in response to a series of second stimuli</text:span></text:a></text:p>
                </text:list-item>
              </text:list>
            </text:list-item>
            <text:list-item>
              <text:p text:style-name="P5"><text:a xlink:type="simple" xlink:href="#implications-for-practice-to-encourage-agency" text:style-name="Internet_20_link" text:visited-style-name="Visited_20_Internet_20_Link"><text:span text:style-name="Definition">Implications for practice to encourage agency</text:span></text:a></text:p>
              <text:list text:style-name="L16">
                <text:list-item>
                  <text:p text:style-name="P19"><text:a xlink:type="simple" xlink:href="#asking-questions-about-the-challenge-of-applying-this-model-to-classroom-environments." text:style-name="Internet_20_link" text:visited-style-name="Visited_20_Internet_20_Link"><text:soft-page-break/><text:span text:style-name="Definition">Asking questions about the challenge of applying this model to classroom environments.</text:span></text:a></text:p>
                  <text:list text:style-name="L17">
                    <text:list-item>
                      <text:p text:style-name="P20"><text:a xlink:type="simple" xlink:href="#divining-authentic-frameworks" text:style-name="Internet_20_link" text:visited-style-name="Visited_20_Internet_20_Link"><text:span text:style-name="Definition">Divining authentic frameworks</text:span></text:a></text:p>
                    </text:list-item>
                    <text:list-item>
                      <text:p text:style-name="P20"><text:a xlink:type="simple" xlink:href="#keeping-hard-fun-hard" text:style-name="Internet_20_link" text:visited-style-name="Visited_20_Internet_20_Link"><text:span text:style-name="Definition">Keeping hard fun hard</text:span></text:a></text:p>
                    </text:list-item>
                  </text:list>
                </text:list-item>
              </text:list>
            </text:list-item>
            <text:list-item>
              <text:p text:style-name="P5"><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8">
        <text:list-item>
          <text:p text:style-name="P21">emerging use of narratives and graphics which drawing on home funds of knowledge</text:p>
        </text:list-item>
        <text:list-item>
          <text:p text:style-name="P21">playtesting as a social process; play testing and embodied participation in the games of others - community concepts and norming behaviour emerging during playtesting</text:p>
        </text:list-item>
        <text:list-item>
          <text:p text:style-name="P21">the emergence of flexible and complex design behaviours.</text:p>
        </text:list-item>
      </text:list>
      <text:p text:style-name="First_20_paragraph">This section includes evidence and discussion in relation with other research on these aspects.</text:p>
      <text:p text:style-name="Text_20_body">The next section of the chapter addresses evidence of reactions and development of the drama process introduced in chapter five. THIS SECTION INVOLVES RESTRUCTURING LINK BETWEEN CH 5 AND THIS ONE. MOVE REACTION HERE.</text:p>
      <text:p text:style-name="Text_20_body">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text:soft-page-break/>community and the role of different levels of authenticity.</text:p>
      <text:p text:style-name="Text_20_body">Some sections here including discussion on element of the introduced drama processe explore how facilitators can encourage emergent processes as part of an introduced design. This discussion chapter uses this conceptual spectrum as a way to explore an analyis of different aspects of agency aand inclusive pedagogies.</text:p>
      <text:h text:style-name="Heading_20_2" text:outline-level="2"><text:bookmark-start text:name="observations-on-emergent-elements-of-agency-within-cultural-activity"/>Observations on emergent elements of agency within cultural activity<text:bookmark-end text:name="observations-on-emergent-elements-of-agency-within-cultural-activity"/></text:h>
      <text:p text:style-name="First_20_paragraph">This section describes and discusses some of the emergent, flexible and adaptive design practices that I observed in video data.</text:p>
      <text:p text:style-name="Text_20_body">I also discuss these findings in line with existing research in relevant areas.</text:p>
      <text:h text:style-name="Heading_20_3" text:outline-level="3"><text:bookmark-start text:name="planned-and-emergent-activity"/>Planned and emergent activity<text:bookmark-end text:name="planned-and-emergent-activity"/></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In line with the concepts of formative interventsion and DBR elements of the introduced design changed responsive to learner need as the design evolved through iterations. Some introduced processes outlined here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THIS IS ALSO INTRO - REMOVE? REDUCE? 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text:soft-page-break/>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vG0aoISQ6H"/>(Papert, 1980; Resnick, 2012)<text:reference-mark-end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vG0aoISQ6H"/>. It also aligns with PBL literature which advocates the personalisation of projects and the value of exploring concepts using home funds of knowledge <text:reference-mark-start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jWm5TE3bGF"/>(Moje et al., 2001)<text:reference-mark-end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jWm5TE3bGF"/></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NtOQ2EbNP3"/>(Gabler et al., 2005)<text:reference-mark-end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NtOQ2EbNP3"/>. HOW TO EXTEND?</text:p>
      <text:h text:style-name="Heading_20_3" text:outline-level="3"><text:bookmark-start text:name="observations-on-the-emerging-role-of-playtesting"/><text:soft-page-break/>Observations on the emerging role of playtesting<text:bookmark-end text:name="observations-on-the-emerging-role-of-playtesting"/></text:h>
      <text:p text:style-name="First_20_paragraph"/>
      <text:p text:style-name="Text_20_body">As explored in the literature review and previous chapter, playtesting is a rich and varied learning opportunities which encourages community-building behaviour.</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3">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jbalbgzx&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NwEgK4r2j"/>(Rogoff, 2003)<text:reference-mark-end text:name="ZOTERO_ITEM CSL_CITATION {&quot;citationID&quot;:&quot;jbalbgzx&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NwEgK4r2j"/> on learning in community settings. There is an apparent tension in play here between encouraging individual agency of expression within the game and an evolving community tendency to norm peoples games to be more <text:span text:style-name="T3">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3" text:outline-level="3"><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Anchor terms here. Which from methodology are useful?</text:p>
      <text:h text:style-name="Heading_20_4" text:outline-level="4"><text:bookmark-start text:name="emergent-peer-learning-and-varied-working-practices"/>Emergent peer learning and varied working practices<text:bookmark-end text:name="emergent-peer-learning-and-varied-working-practices"/></text:h>
      <text:p text:style-name="First_20_paragraph">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text:soft-page-break/>ARE THERE ARE OTHER STUDIES WHICH ENCOURAGE THIS?</text:p>
      <text:p text:style-name="Text_20_body">This informal, unguided approach is also present in some Game Jams.</text:p>
      <text:p text:style-name="Text_20_body">In addition to ad-hoc partnership work and collaboration</text:p>
      <text:h text:style-name="Heading_20_4" text:outline-level="4"><text:bookmark-start text:name="observations-on-digitalgame-jamming"/>Observations on Digital/Game Jamming<text:bookmark-end text:name="observations-on-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text:soft-page-break/>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2">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h text:style-name="Heading_20_2" text:outline-level="2"><text:bookmark-start text:name="discussion-section-one---on-the-above"/>Discussion section one - on the above<text:bookmark-end text:name="discussion-section-one---on-the-above"/></text:h>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yyshtqj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YUr4F8AUFd"/>(Resnick, 2007:2)<text:reference-mark-end text:name="ZOTERO_ITEM CSL_CITATION {&quot;citationID&quot;:&quot;yyshtqj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YUr4F8AUFd"/>.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prwlykv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2CBu37l4oa"/>(Kuby, 2016)<text:reference-mark-end text:name="ZOTERO_ITEM CSL_CITATION {&quot;citationID&quot;:&quot;prwlykv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2CBu37l4oa"/></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huhlfeho&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fuAn8SVKQv"/>(Resnick, 2007:2)<text:reference-mark-end text:name="ZOTERO_ITEM CSL_CITATION {&quot;citationID&quot;:&quot;huhlfeho&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fuAn8SVKQv"/>. the following writing discusses the value of flexible approach to design processes observated in my research.</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jtjhgpgd&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b9bnVTCNIS"/>(Goddard et al., 2014)<text:reference-mark-end text:name="ZOTERO_ITEM CSL_CITATION {&quot;citationID&quot;:&quot;jtjhgpgd&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b9bnVTCNIS"/>.</text:p>
      <text:p text:style-name="Text_20_body">Other relevant perspectives include rhizomatic design approaches <text:reference-mark-start text:name="ZOTERO_ITEM CSL_CITATION {&quot;citationID&quot;:&quot;gutrzqtc&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Kx3e0YYY2f"/>(de Freitas, 2012)<text:reference-mark-end text:name="ZOTERO_ITEM CSL_CITATION {&quot;citationID&quot;:&quot;gutrzqtc&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Kx3e0YYY2f"/>. Research exists on the promise of rhizomatic approaches design thinking in creative educational programmes <text:reference-mark-start text:name="ZOTERO_ITEM CSL_CITATION {&quot;citationID&quot;:&quot;ezfxdzb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YIzZsBGS0"/>(Biffi et al., 2017)<text:reference-mark-end text:name="ZOTERO_ITEM CSL_CITATION {&quot;citationID&quot;:&quot;ezfxdzb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YIzZsBGS0"/>. However researcher identify significant competencies required including to “identify and synthesize the body of technical and even complex knowledge into a feasible structure” <text:reference-mark-start text:name="ZOTERO_ITEM CSL_CITATION {&quot;citationID&quot;:&quot;oplrcnth&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oqUP8EtJDu"/>(Biffi et al., 2017:972)<text:reference-mark-end text:name="ZOTERO_ITEM CSL_CITATION {&quot;citationID&quot;:&quot;oplrcnth&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oqUP8EtJDu"/>,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oft-page-break/>MOVE THIS CLAIM LATER. <text:span text:style-name="T2">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vztxzrme&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9ylsm1lZ9u"/>(Aurava et al., 2021)<text:reference-mark-end text:name="ZOTERO_ITEM CSL_CITATION {&quot;citationID&quot;:&quot;vztxzrme&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9ylsm1lZ9u"/>,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on-the-drama-process"/>On the Drama Process<text:bookmark-end text:name="on-the-drama-process"/></text:h>
      <text:h text:style-name="Heading_20_3" text:outline-level="3"><text:bookmark-start text:name="discussion-on-conflicts-associated-with-authenticity-of-audience"/>Discussion on conflicts associated with authenticity of audience<text:bookmark-end text:name="discussion-on-conflicts-associated-with-authenticity-of-audience"/></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text:soft-page-break/>and avoid demonstrating key concepts on the screen.</text:p>
      <text:h text:style-name="Heading_20_3" text:outline-level="3"><text:bookmark-start text:name="observations-on-use-of-side-missions-in-drama-process"/>Observations on use of side missions in drama process<text:bookmark-end text:name="observations-on-use-of-side-missions-in-drama-process"/></text:h>
      <text:p text:style-name="First_20_paragraph">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gbqfqnz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j2d4Mmfl4N"/>(Bakioglu, 2008; Bartle, n.d.)<text:reference-mark-end text:name="ZOTERO_ITEM CSL_CITATION {&quot;citationID&quot;:&quot;gbqfqnz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j2d4Mmfl4N"/>.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text:soft-page-break/>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3" text:outline-level="3"><text:bookmark-start text:name="discussion-on-dimensions-of-authenticity-and-process-drama"/>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aipvgrmm&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sL2IvWp64x"/>(Heathcote and Bolton, 1994)<text:reference-mark-end text:name="ZOTERO_ITEM CSL_CITATION {&quot;citationID&quot;:&quot;aipvgrmm&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sL2IvWp64x"/>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epqsitfx&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yjJMjLL1l6"/>(Heathcote and Bolton, 1994:18)<text:reference-mark-end text:name="ZOTERO_ITEM CSL_CITATION {&quot;citationID&quot;:&quot;epqsitfx&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yjJMjLL1l6"/></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joprhuhi&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msO2xGerWv"/>(Hung et al., 2006)<text:reference-mark-end text:name="ZOTERO_ITEM CSL_CITATION {&quot;citationID&quot;:&quot;joprhuhi&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msO2xGerWv"/>.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sdrjuyxw&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cc7qplCRT"/>(Disalvo et al., 2009)<text:reference-mark-end text:name="ZOTERO_ITEM CSL_CITATION {&quot;citationID&quot;:&quot;sdrjuyxw&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cc7qplCRT"/>.</text:p>
      <text:p text:style-name="Text_20_body">There are examples of the authenticity of the audience being used by participants</text:p>
      <text:list text:style-name="L19">
        <text:list-item>
          <text:p text:style-name="P22">Suzanna uses the imagined audience to norm behaviour.</text:p>
        </text:list-item>
        <text:list-item>
          <text:p text:style-name="P22">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text:soft-page-break/>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discussion-on-making-types-and-process-drama-side-missions"/>Discussion on making types and process drama / side missions<text:bookmark-end text:name="discussion-on-making-types-and-process-drama-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hwmmwmhe&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wb1FV6hOk"/>(Sutton-smith, 2001)<text:reference-mark-end text:name="ZOTERO_ITEM CSL_CITATION {&quot;citationID&quot;:&quot;hwmmwmhe&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wb1FV6hOk"/>.</text:p>
      <text:h text:style-name="Heading_20_3" text:outline-level="3"><text:bookmark-start text:name="discussion-on-drama-process-and-agency"/>Discussion on Drama Process and Agency<text:bookmark-end text:name="discussion-on-drama-process-and-agency"/></text:h>
      <text:p text:style-name="First_20_paragraph">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3">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ddjiyxqv&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jiDizdnvv"/>(Stinson and Freebody, 2006; Piazzoli, 2011)<text:reference-mark-end text:name="ZOTERO_ITEM CSL_CITATION {&quot;citationID&quot;:&quot;ddjiyxqv&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jiDizdnvv"/>. The drama process can be viewed as magic circle <text:reference-mark-start text:name="ZOTERO_ITEM CSL_CITATION {&quot;citationID&quot;:&quot;qjhiclyp&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tevBsCx9HX"/>(Stenros, 2012; Whitton, 2018)<text:reference-mark-end text:name="ZOTERO_ITEM CSL_CITATION {&quot;citationID&quot;:&quot;qjhiclyp&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tevBsCx9HX"/>.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ext:soft-page-break/>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lvkgisqz&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TzkoSRQxE0"/>(1982:144)<text:reference-mark-end text:name="ZOTERO_ITEM CSL_CITATION {&quot;citationID&quot;:&quot;lvkgisqz&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TzkoSRQxE0"/>.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sblzsfmw&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1vmxeyNHh3"/>(Sannino, 2015)<text:reference-mark-end text:name="ZOTERO_ITEM CSL_CITATION {&quot;citationID&quot;:&quot;sblzsfmw&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1vmxeyNHh3"/>.</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text:soft-page-break/>not prioritised in final sessions as time drew short.</text:p>
      <text:p text:style-name="Text_20_body">This aligns with existing research addressing the barriers to effective reflection and meta-cognition on PBL processes. NOTE - EXPLORE THIS IN LR AND DISCUSSION IF KEEPING THIS.</text:p>
      <text:h text:style-name="Heading_20_2" text:outline-level="2"><text:bookmark-start text:name="discussions-section-two---on-developing-agency"/>Discussions section two - on developing agency<text:bookmark-end text:name="discussions-section-two---on-developing-agency"/></text:h>
      <text:p text:style-name="First_20_paragraph">I propose that learner agency entails the practice of designing and facilitating effective and engaging creative and technical learning environments.</text:p>
      <text:h text:style-name="Heading_20_3" text:outline-level="3"><text:bookmark-start text:name="relevant-existing-models-addressing-emergent-agency"/>Relevant existing models addressing emergent agency<text:bookmark-end text:name="relevant-existing-models-addressing-emergent-agency"/></text:h>
      <text:h text:style-name="Heading_20_4" text:outline-level="4"><text:bookmark-start text:name="affordances-and-anchors"/>Affordances and anchors<text:bookmark-end text:name="affordances-and-anchors"/></text:h>
      <text:p text:style-name="First_20_paragraph">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XAcqzkJxb"/>(Hopwood, 2022)<text:reference-mark-end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XAcqzkJxb"/>. An effective learning environment provides a sea bed with many rocks (affordances) for warping anchors (volitional acts of participant agency to transform learning) <text:reference-mark-start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Y86g81QWIz"/>(Aagaard et al., 2022)<text:reference-mark-end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Y86g81QWIz"/>.</text:p>
      <text:p text:style-name="Text_20_body">TADS and the associated metaphor of warping anchors is normally applied in settings of group action.</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Horizontal_20_Line"><text:soft-page-break/></text:p>
      <text:p text:style-name="First_20_paragraph">NOTE - THIS SECTION MOVED FROM METHODOLOGY</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QWkWAIVERn"/>(Hopwood, 2022)<text:reference-mark-end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QWkWAIVERn"/>. An effective learning environment provides a sea bed with many rocks (affordances) for warping anchors (volitional acts of participant agency to transform learning) <text:reference-mark-start text:name="ZOTERO_ITEM CSL_CITATION {&quot;citationID&quot;:&quot;ajjhtgqo&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wPc7DYGMsM"/>(Aagaard et al., 2022)<text:reference-mark-end text:name="ZOTERO_ITEM CSL_CITATION {&quot;citationID&quot;:&quot;ajjhtgqo&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wPc7DYGMsM"/>.</text:p>
      <text:p text:style-name="Horizontal_20_Line"/>
      <text:p text:style-name="First_20_paragraph">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nkjsurd&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Lieb8o3436"/>(Hagge, 2018)<text:reference-mark-end text:name="ZOTERO_ITEM CSL_CITATION {&quot;citationID&quot;:&quot;qnkjsurd&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Lieb8o3436"/>. Thus to make one addition to the metaphor this design is like a sea-harbour, tools like Scratch are like a swimming pool.</text:p>
      <text:h text:style-name="Heading_20_4" text:outline-level="4"><text:bookmark-start text:name="summary-on-metaphors-around-creating-space"/>Summary on metaphors around creating space<text:bookmark-end text:name="summary-on-metaphors-around-creating-space"/></text:h>
      <text:p text:style-name="First_20_paragraph">KEEP METAPHORS TO THIS CHAPTER - BUT EXPLORATION OF THE IDEAS AS A SUMMARY FOR PRACTITIONERS IN NEXT CHAPTER?</text:p>
      <text:p text:style-name="Text_20_body">The title to this chapter was <text:span text:style-name="T3">Seeding Game Making Communities to Facilitate Learner Agency</text:span>. This evolved to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 explored in this chapter.</text:p>
      <text:p text:style-name="Text_20_body">The growing /agricultural metaphor can be compared with the metaphor for agency used in the <text:soft-page-break/>discussion which is more nautical in flavour, led by Sannino’s work on TADS and kedging anchor metaphor which is extended to incorporate a protected habour for novices in a creative environment. Similarly in the literature there is a thread around play-spaces and playgrounds. One common thread here is the importance of a sheltered learning environment and somewhat curated set of affordances.</text:p>
      <text:p text:style-name="Text_20_body">The process of Playtesting and working towards an external audience.</text:p>
      <text:p text:style-name="Text_20_body">Some of the processes for building community were more mutual - collecting requirements</text:p>
      <text:p text:style-name="Text_20_body">Creating documentation Other processess</text:p>
      <text:p text:style-name="Text_20_body">Of course this may make learners run into trouble if engaging outside of the harbour or in real situtations.</text:p>
      <text:h text:style-name="Heading_20_4" text:outline-level="4"><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grweirwq&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5TwAP5Knl"/>(Matusov et al., 2016)<text:reference-mark-end text:name="ZOTERO_ITEM CSL_CITATION {&quot;citationID&quot;:&quot;grweirwq&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5TwAP5Knl"/>.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2" text:outline-level="2"><text:bookmark-start text:name="discussion-on-agency-in-relation-to-authentic-tool-and-process-use"/><text:soft-page-break/>Discussion on agency in relation to authentic tool (and process) use<text:bookmark-end text:name="discussion-on-agency-in-relation-to-authentic-tool-and-process-use"/></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swotygyo&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BVnwBGrfmZ"/>(Resnick et al., 2005)<text:reference-mark-end text:name="ZOTERO_ITEM CSL_CITATION {&quot;citationID&quot;:&quot;swotygyo&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BVnwBGrfmZ"/>. Techniques or concepts which are embodied in both the Scratch software and the adaptations to the tool set of this intervention include:</text:p>
      <text:list text:style-name="L20">
        <text:list-item>
          <text:p text:style-name="P23">reducing barriers to entry through techniques to avoid code syntax errors</text:p>
        </text:list-item>
        <text:list-item>
          <text:p text:style-name="P23">increasing engagement with a code authoring environment that provides live feedback of the results of code output</text:p>
        </text:list-item>
        <text:list-item>
          <text:p text:style-name="P23">supporting immediacy of creative process by providing a library of assets.</text:p>
        </text:list-item>
        <text:list-item>
          <text:p text:style-name="P23">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iwpqtuug&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1EVg03MqRM"/>(Resnick and Silverman, 2005)<text:reference-mark-end text:name="ZOTERO_ITEM CSL_CITATION {&quot;citationID&quot;:&quot;iwpqtuug&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1EVg03MqRM"/>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3">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ext:soft-page-break/>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qodpasnv&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B1PUFh0jAj"/>(Ratto, 2011)<text:reference-mark-end text:name="ZOTERO_ITEM CSL_CITATION {&quot;citationID&quot;:&quot;qodpasnv&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B1PUFh0jAj"/>, a process which playfully surfaces Latour’s <text:reference-mark-start text:name="ZOTERO_ITEM CSL_CITATION {&quot;citationID&quot;:&quot;kgkasovp&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ETdRO41mLH"/>(Weibel and Latour, 2005; Latour, 2008)<text:reference-mark-end text:name="ZOTERO_ITEM CSL_CITATION {&quot;citationID&quot;:&quot;kgkasovp&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ETdRO41mLH"/>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exploring-different-dimentions-of-agency-in-tool-use-using-the-concept-fo-dual-stimuation"/>Exploring different dimentions of agency in tool use (using the concept fo dual stimuation)<text:bookmark-end text:name="exploring-different-dimentions-of-agency-in-tool-use-using-the-concept-fo-dual-stimuation"/></text:h>
      <text:p text:style-name="First_20_paragraph">The distinction between instrumental forms of agency and more authorial/ transformative variants were explored from the perspective of AT in the methodology chapter.</text:p>
      <text:p text:style-name="Text_20_body">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ytmlwyyx&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la1cwEmLUP"/>(Matusov et al., 2016:433)<text:reference-mark-end text:name="ZOTERO_ITEM CSL_CITATION {&quot;citationID&quot;:&quot;ytmlwyyx&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la1cwEmLUP"/>.</text:p>
      <text:p text:style-name="P25">I now turn to explore tool use to engendering authorial and transformative agency <text:reference-mark-start text:name="ZOTERO_ITEM CSL_CITATION {&quot;citationID&quot;:&quot;lutxgtzi&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KEMrGsG7Z"/><text:span text:style-name="T4">(Engeström, 2006; Haapasaari et al., 2016; Sannino et al., 2016)</text:span><text:reference-mark-end text:name="ZOTERO_ITEM CSL_CITATION {&quot;citationID&quot;:&quot;lutxgtzi&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KEMrGsG7Z"/>.</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concept of dual stimulation can help illuminate the design and pedagogical tensions related to authenticity of tool use to shed light on dimensions of participant agency.</text:p>
      <text:p text:style-name="Text_20_body">In research on the use of wiki technology by students Lund and Ramussen <text:reference-mark-start text:name="ZOTERO_ITEM CSL_CITATION {&quot;citationID&quot;:&quot;pwcjfqp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tBmGDXvYqs"/>(2008)<text:reference-mark-end text:name="ZOTERO_ITEM CSL_CITATION {&quot;citationID&quot;:&quot;pwcjfqp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tBmGDXvYqs"/> caution against mismatches between the first and second stimulus; interpreting project tasks or objectives as the first stimuli, and the tools used to the as secondary stimuli.</text:p>
      <text:p text:style-name="Text_20_body">WHERE BEST TO ADD THE SERIES PART - THE MANY - AND LINKING TO MAKING TYPES TOO They also outline the importance of awareness of the likelihood of multiple stimuli in modern technical working environments. While Sannino’s <text:reference-mark-start text:name="ZOTERO_ITEM CSL_CITATION {&quot;citationID&quot;:&quot;uxyelmuq&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NeSYDO9OCR"/>(Sannino, 2015)<text:reference-mark-end text:name="ZOTERO_ITEM CSL_CITATION {&quot;citationID&quot;:&quot;uxyelmuq&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NeSYDO9OCR"/> work on the volitional aspect of the process of double stimulation cautions ‘double stimulation cannot be subsumed to the general <text:soft-page-break/>idea of mediation by symbolic tools’ <text:reference-mark-start text:name="ZOTERO_ITEM CSL_CITATION {&quot;citationID&quot;:&quot;dwqsyehe&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0p6imGy7CM"/>(2015:2)<text:reference-mark-end text:name="ZOTERO_ITEM CSL_CITATION {&quot;citationID&quot;:&quot;dwqsyehe&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0p6imGy7CM"/>, it shares the a perspective that there is value in exploring the process to explore participants development of agency in professional and educational settings <text:reference-mark-start text:name="ZOTERO_ITEM CSL_CITATION {&quot;citationID&quot;:&quot;qxcpbkml&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IoZelDSCX"/>(Sannino et al., 2016)<text:reference-mark-end text:name="ZOTERO_ITEM CSL_CITATION {&quot;citationID&quot;:&quot;qxcpbkml&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IoZelDSCX"/>.</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text:p>
      <text:p text:style-name="Text_20_body">Traditional, printed, instruction-based software manuals are in decline partly due online documentation but also due to the increased intuitive nature of their design <text:reference-mark-start text:name="ZOTERO_ITEM CSL_CITATION {&quot;citationID&quot;:&quot;zanfrsix&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h0xgCXJ86r"/>(Pogue, 2017)<text:reference-mark-end text:name="ZOTERO_ITEM CSL_CITATION {&quot;citationID&quot;:&quot;zanfrsix&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h0xgCXJ86r"/>.</text:p>
      <text:p text:style-name="Text_20_body">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HIS SHOULD SHIFT TO A CULTURAL SECTION?</text:p>
      <text:h text:style-name="Heading_20_3" text:outline-level="3"><text:bookmark-start text:name="agency-in-response-to-a-series-of-second-stimuli"/>Agency in response to a series of second stimuli<text:bookmark-end text:name="agency-in-response-to-a-series-of-second-stimuli"/></text:h>
      <text:p text:style-name="First_20_paragraph">Learner agency in the form of choice over the the chosen activity is present not only in the dimensions of the difficulty and theme of the game features they wished to add, but also in their approach to undertaking it. KEEP THE FOCUS ON TOOLS HERE - SIGNPOST TO OTHER SECTIONS IF NEEDED.</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2" text:outline-level="2"><text:bookmark-start text:name="implications-for-practice-to-encourage-agency"/>Implications for practice to encourage agency<text:bookmark-end text:name="implications-for-practice-to-encourage-agency"/></text:h>
      <text:p text:style-name="First_20_paragraph">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text:soft-page-break/>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4" text:outline-level="4"><text:bookmark-start text:name="keeping-hard-fun-hard"/>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p text:style-name="Text_20_body">There is alignment with other research in terms of how</text:p>
      <text:list text:style-name="L21">
        <text:list-item>
          <text:p text:style-name="P24">authenticity of tools can be problematic and needs design adaptation, often black boxing</text:p>
        </text:list-item>
        <text:list-item>
          <text:p text:style-name="P24">this process merits attention and alignment with overall project aims of the designer</text:p>
        </text:list-item>
        <text:list-item>
          <text:p text:style-name="P24">Challenges encoutered by students in tool use can result in productive and creative responses in development of productin cultu4res (explored later)</text:p>
        </text:list-item>
        <text:list-item>
          <text:p text:style-name="P24">ideally emergent and producing a culture series of</text:p>
        </text:list-item>
      </text:list>
      <text:h text:style-name="Heading_20_2" text:outline-level="2"><text:bookmark-start text:name="conclusion"/>Conclusion<text:bookmark-end text:name="conclusion"/></text:h>
      <text:p text:style-name="First_20_paragraph">In AT terminology, this chapter has in a general sense returned to the concrete (see Marx / Blunden). <text:soft-page-break/>Chapter four outlined a design narrative where tools were chosen and adapted by myself and Participants in response to local context. Chapter five explored the emerging organisational unit of GDPs, and how they were used as meditational strategies. 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 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search outputs, implications and recommendations for facilitators and research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4-06-18T12:29:48Z</meta:creation-date>
    <dc:date>2024-06-18T13:30:31.703235857</dc:date>
    <meta:editing-duration>PT36S</meta:editing-duration>
    <meta:editing-cycles>1</meta:editing-cycles>
    <meta:document-statistic meta:table-count="1" meta:image-count="0" meta:object-count="0" meta:page-count="20" meta:paragraph-count="329" meta:word-count="9805" meta:character-count="62734" meta:non-whitespace-character-count="53310"/>
    <meta:user-defined meta:name="ZOTERO_PREF_1">&lt;data data-version="3" zotero-version="6.0.35"&gt;&lt;session id="1jstv9C9"/&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